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6.3778in" fo:margin-top="0in" fo:margin-bottom="0in" table:align="center" style:writing-mode="lr-tb"/>
    </style:style>
    <style:style style:name="Tableau1.A" style:family="table-column">
      <style:table-column-properties style:column-width="0.7021in"/>
    </style:style>
    <style:style style:name="Tableau1.B" style:family="table-column">
      <style:table-column-properties style:column-width="0.6674in"/>
    </style:style>
    <style:style style:name="Tableau1.C" style:family="table-column">
      <style:table-column-properties style:column-width="0.8778in"/>
    </style:style>
    <style:style style:name="Tableau1.F" style:family="table-column">
      <style:table-column-properties style:column-width="0.5854in"/>
    </style:style>
    <style:style style:name="Tableau1.G" style:family="table-column">
      <style:table-column-properties style:column-width="0.7611in"/>
    </style:style>
    <style:style style:name="Tableau1.I" style:family="table-column">
      <style:table-column-properties style:column-width="0.6778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au1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au1.A2" style:family="table-cell">
      <style:table-cell-properties fo:padding-left="0.0403in" fo:padding-right="0.0403in" fo:padding-top="0.0597in" fo:padding-bottom="0.0597in" fo:border="none"/>
    </style:style>
    <style:style style:name="Tableau1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2" style:family="table">
      <style:table-properties style:width="6.3778in" table:align="center" style:writing-mode="lr-tb"/>
    </style:style>
    <style:style style:name="Tabel2.A" style:family="table-column">
      <style:table-column-properties style:column-width="4.9847in"/>
    </style:style>
    <style:style style:name="Tabel2.B" style:family="table-column">
      <style:table-column-properties style:column-width="1.3931in"/>
    </style:style>
    <style:style style:name="Tabel2.A1" style:family="table-cell">
      <style:table-cell-properties fo:padding="0.0382in" fo:border="none"/>
    </style:style>
    <style:style style:name="Tabel3" style:family="table">
      <style:table-properties style:width="6.3778in" table:align="center" style:writing-mode="lr-tb"/>
    </style:style>
    <style:style style:name="Tabel3.A" style:family="table-column">
      <style:table-column-properties style:column-width="4.9847in"/>
    </style:style>
    <style:style style:name="Tabel3.B" style:family="table-column">
      <style:table-column-properties style:column-width="1.3931in"/>
    </style:style>
    <style:style style:name="Tabel3.A1" style:family="table-cell">
      <style:table-cell-properties fo:padding="0.0382in" fo:border="none"/>
    </style:style>
    <style:style style:name="Tabel4" style:family="table">
      <style:table-properties style:width="6.3778in" table:align="center" style:writing-mode="lr-tb"/>
    </style:style>
    <style:style style:name="Tabel4.A" style:family="table-column">
      <style:table-column-properties style:column-width="4.9847in"/>
    </style:style>
    <style:style style:name="Tabel4.B" style:family="table-column">
      <style:table-column-properties style:column-width="1.3931in"/>
    </style:style>
    <style:style style:name="Tabel4.A1" style:family="table-cell">
      <style:table-cell-properties fo:padding="0.0382in" fo:border="none"/>
    </style:style>
    <style:style style:name="Table1" style:family="table">
      <style:table-properties style:width="6.3778in" fo:margin-top="0in" fo:margin-bottom="0in" table:align="center" style:writing-mode="lr-tb"/>
    </style:style>
    <style:style style:name="Table1.A" style:family="table-column">
      <style:table-column-properties style:column-width="0.7021in"/>
    </style:style>
    <style:style style:name="Table1.B" style:family="table-column">
      <style:table-column-properties style:column-width="0.6674in"/>
    </style:style>
    <style:style style:name="Table1.C" style:family="table-column">
      <style:table-column-properties style:column-width="0.8778in"/>
    </style:style>
    <style:style style:name="Table1.F" style:family="table-column">
      <style:table-column-properties style:column-width="0.5854in"/>
    </style:style>
    <style:style style:name="Table1.G" style:family="table-column">
      <style:table-column-properties style:column-width="0.7611in"/>
    </style:style>
    <style:style style:name="Table1.I" style:family="table-column">
      <style:table-column-properties style:column-width="0.677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1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1.A2" style:family="table-cell">
      <style:table-cell-properties fo:padding-left="0.0403in" fo:padding-right="0.0403in" fo:padding-top="0.0597in" fo:padding-bottom="0.0597in" fo:border="none"/>
    </style:style>
    <style:style style:name="Table1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le2" style:family="table">
      <style:table-properties style:width="6.3778in" table:align="center" style:writing-mode="lr-tb"/>
    </style:style>
    <style:style style:name="Table2.A" style:family="table-column">
      <style:table-column-properties style:column-width="4.9847in"/>
    </style:style>
    <style:style style:name="Table2.B" style:family="table-column">
      <style:table-column-properties style:column-width="1.393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778in" table:align="center" style:writing-mode="lr-tb"/>
    </style:style>
    <style:style style:name="Table3.A" style:family="table-column">
      <style:table-column-properties style:column-width="4.9847in"/>
    </style:style>
    <style:style style:name="Table3.B" style:family="table-column">
      <style:table-column-properties style:column-width="1.393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778in" table:align="center" style:writing-mode="lr-tb"/>
    </style:style>
    <style:style style:name="Table4.A" style:family="table-column">
      <style:table-column-properties style:column-width="4.9847in"/>
    </style:style>
    <style:style style:name="Table4.B" style:family="table-column">
      <style:table-column-properties style:column-width="1.393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778in" fo:margin-top="0in" fo:margin-bottom="0in" table:align="center" style:writing-mode="lr-tb"/>
    </style:style>
    <style:style style:name="Table5.A" style:family="table-column">
      <style:table-column-properties style:column-width="1.1493in"/>
    </style:style>
    <style:style style:name="Table5.B" style:family="table-column">
      <style:table-column-properties style:column-width="1.4375in"/>
    </style:style>
    <style:style style:name="Table5.C" style:family="table-column">
      <style:table-column-properties style:column-width="1.6618in"/>
    </style:style>
    <style:style style:name="Table5.D" style:family="table-column">
      <style:table-column-properties style:column-width="1.0299in"/>
    </style:style>
    <style:style style:name="Table5.E" style:family="table-column">
      <style:table-column-properties style:column-width="1.099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5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5.A2" style:family="table-cell">
      <style:table-cell-properties fo:padding-left="0.0403in" fo:padding-right="0.0403in" fo:padding-top="0.0597in" fo:padding-bottom="0.0597in" fo:border="none"/>
    </style:style>
    <style:style style:name="Table5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5" style:family="table">
      <style:table-properties style:width="6.3778in" fo:margin-top="0in" fo:margin-bottom="0in" table:align="center" style:shadow="none" style:writing-mode="lr-tb"/>
    </style:style>
    <style:style style:name="Tabel5.A" style:family="table-column">
      <style:table-column-properties style:column-width="1.5681in"/>
    </style:style>
    <style:style style:name="Tabel5.B" style:family="table-column">
      <style:table-column-properties style:column-width="1.4868in"/>
    </style:style>
    <style:style style:name="Tabel5.C" style:family="table-column">
      <style:table-column-properties style:column-width="0.8076in"/>
    </style:style>
    <style:style style:name="Tabel5.D" style:family="table-column">
      <style:table-column-properties style:column-width="0.7951in"/>
    </style:style>
    <style:style style:name="Tabel5.E" style:family="table-column">
      <style:table-column-properties style:column-width="0.8667in"/>
    </style:style>
    <style:style style:name="Tabel5.F" style:family="table-column">
      <style:table-column-properties style:column-width="0.8535in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el5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el5.A2" style:family="table-cell">
      <style:table-cell-properties fo:padding-left="0.0403in" fo:padding-right="0.0403in" fo:padding-top="0.0597in" fo:padding-bottom="0.0597in" fo:border="none"/>
    </style:style>
    <style:style style:name="Tabel5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le8" style:family="table">
      <style:table-properties style:width="6.3778in" table:align="center" style:writing-mode="lr-tb"/>
    </style:style>
    <style:style style:name="Table8.A" style:family="table-column">
      <style:table-column-properties style:column-width="4.9847in"/>
    </style:style>
    <style:style style:name="Table8.B" style:family="table-column">
      <style:table-column-properties style:column-width="1.3931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3778in" table:align="center" style:writing-mode="lr-tb"/>
    </style:style>
    <style:style style:name="Table9.A" style:family="table-column">
      <style:table-column-properties style:column-width="4.9847in"/>
    </style:style>
    <style:style style:name="Table9.B" style:family="table-column">
      <style:table-column-properties style:column-width="1.3931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778in" table:align="center" style:writing-mode="lr-tb"/>
    </style:style>
    <style:style style:name="Table10.A" style:family="table-column">
      <style:table-column-properties style:column-width="4.9847in"/>
    </style:style>
    <style:style style:name="Table10.B" style:family="table-column">
      <style:table-column-properties style:column-width="1.3931in"/>
    </style:style>
    <style:style style:name="Table10.A1" style:family="table-cell">
      <style:table-cell-properties fo:padding="0.0382in" fo:border="none"/>
    </style:style>
    <style:style style:name="Table6" style:family="table">
      <style:table-properties style:width="6.3778in" fo:margin-top="0in" fo:margin-bottom="0in" table:align="center" style:shadow="none" style:writing-mode="lr-tb"/>
    </style:style>
    <style:style style:name="Table6.A" style:family="table-column">
      <style:table-column-properties style:column-width="1.5681in"/>
    </style:style>
    <style:style style:name="Table6.B" style:family="table-column">
      <style:table-column-properties style:column-width="1.475in"/>
    </style:style>
    <style:style style:name="Table6.C" style:family="table-column">
      <style:table-column-properties style:column-width="0.8194in"/>
    </style:style>
    <style:style style:name="Table6.D" style:family="table-column">
      <style:table-column-properties style:column-width="0.7951in"/>
    </style:style>
    <style:style style:name="Table6.E" style:family="table-column">
      <style:table-column-properties style:column-width="0.8667in"/>
    </style:style>
    <style:style style:name="Table6.F" style:family="table-column">
      <style:table-column-properties style:column-width="0.853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6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6.A2" style:family="table-cell">
      <style:table-cell-properties fo:padding-left="0.0403in" fo:padding-right="0.0403in" fo:padding-top="0.0597in" fo:padding-bottom="0.0597in" fo:border="none"/>
    </style:style>
    <style:style style:name="Table6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le11" style:family="table">
      <style:table-properties style:width="6.3778in" table:align="center" style:writing-mode="lr-tb"/>
    </style:style>
    <style:style style:name="Table11.A" style:family="table-column">
      <style:table-column-properties style:column-width="4.9847in"/>
    </style:style>
    <style:style style:name="Table11.B" style:family="table-column">
      <style:table-column-properties style:column-width="1.3931in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3778in" table:align="center" style:writing-mode="lr-tb"/>
    </style:style>
    <style:style style:name="Table12.A" style:family="table-column">
      <style:table-column-properties style:column-width="4.9847in"/>
    </style:style>
    <style:style style:name="Table12.B" style:family="table-column">
      <style:table-column-properties style:column-width="1.3931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3778in" table:align="center" style:writing-mode="lr-tb"/>
    </style:style>
    <style:style style:name="Table13.A" style:family="table-column">
      <style:table-column-properties style:column-width="4.9847in"/>
    </style:style>
    <style:style style:name="Table13.B" style:family="table-column">
      <style:table-column-properties style:column-width="1.3931in"/>
    </style:style>
    <style:style style:name="Table13.A1" style:family="table-cell">
      <style:table-cell-properties fo:padding="0.0382in" fo:border="none"/>
    </style:style>
    <style:style style:name="Table7" style:family="table">
      <style:table-properties style:width="6.3778in" fo:margin-top="0in" fo:margin-bottom="0in" table:align="center" style:shadow="none" style:writing-mode="lr-tb"/>
    </style:style>
    <style:style style:name="Table7.A" style:family="table-column">
      <style:table-column-properties style:column-width="3.0667in"/>
    </style:style>
    <style:style style:name="Table7.B" style:family="table-column">
      <style:table-column-properties style:column-width="0.7958in"/>
    </style:style>
    <style:style style:name="Table7.C" style:family="table-column">
      <style:table-column-properties style:column-width="0.7951in"/>
    </style:style>
    <style:style style:name="Table7.D" style:family="table-column">
      <style:table-column-properties style:column-width="0.8667in"/>
    </style:style>
    <style:style style:name="Table7.E" style:family="table-column">
      <style:table-column-properties style:column-width="0.853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7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7.A2" style:family="table-cell">
      <style:table-cell-properties fo:padding-left="0.0403in" fo:padding-right="0.0403in" fo:padding-top="0.0597in" fo:padding-bottom="0.0597in" fo:border="none"/>
    </style:style>
    <style:style style:name="Table7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le14" style:family="table">
      <style:table-properties style:width="6.3778in" table:align="center" style:writing-mode="lr-tb"/>
    </style:style>
    <style:style style:name="Table14.A" style:family="table-column">
      <style:table-column-properties style:column-width="4.9847in"/>
    </style:style>
    <style:style style:name="Table14.B" style:family="table-column">
      <style:table-column-properties style:column-width="1.3931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3778in" table:align="center" style:writing-mode="lr-tb"/>
    </style:style>
    <style:style style:name="Table15.A" style:family="table-column">
      <style:table-column-properties style:column-width="4.9847in"/>
    </style:style>
    <style:style style:name="Table15.B" style:family="table-column">
      <style:table-column-properties style:column-width="1.3931in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3778in" table:align="center" style:writing-mode="lr-tb"/>
    </style:style>
    <style:style style:name="Table16.A" style:family="table-column">
      <style:table-column-properties style:column-width="4.9847in"/>
    </style:style>
    <style:style style:name="Table16.B" style:family="table-column">
      <style:table-column-properties style:column-width="1.3931in"/>
    </style:style>
    <style:style style:name="Table16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style:font-name="Verdana"/>
    </style:style>
    <style:style style:name="P2" style:family="paragraph" style:parent-style-name="Frame_20_contents">
      <style:paragraph-properties fo:line-height="100%" fo:text-align="end" style:justify-single-word="false"/>
      <style:text-properties fo:color="#999999" style:font-name="Verdana" fo:font-size="8pt" style:font-size-asian="7pt" style:font-size-complex="8pt"/>
    </style:style>
    <style:style style:name="P3" style:family="paragraph" style:parent-style-name="Frame_20_contents">
      <style:paragraph-properties fo:line-height="100%" fo:text-align="end" style:justify-single-word="false"/>
      <style:text-properties fo:color="#999999" style:font-name="Verdana" fo:font-size="10pt" style:font-size-asian="10pt" style:font-size-complex="10pt"/>
    </style:style>
    <style:style style:name="P4" style:family="paragraph" style:parent-style-name="Frame_20_contents">
      <style:paragraph-properties fo:line-height="0.1965in"/>
      <style:text-properties style:font-name="Verdana" fo:font-size="12pt" style:font-size-asian="12pt" style:font-size-complex="12pt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fo:font-size="10pt" fo:language="nl" fo:country="NL" style:font-size-asian="10pt" style:font-size-complex="10pt"/>
    </style:style>
    <style:style style:name="P7" style:family="paragraph" style:parent-style-name="Standard">
      <style:text-properties style:font-name="Verdana" fo:font-size="22pt" fo:language="nl" fo:country="NL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Verdana" fo:language="nl" fo:country="NL"/>
    </style:style>
    <style:style style:name="P9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language="nl" fo:country="NL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Verdana" fo:font-size="8pt" fo:language="nl" fo:country="NL" style:font-size-asian="8pt" style:font-size-complex="8pt"/>
    </style:style>
    <style:style style:name="P13" style:family="paragraph" style:parent-style-name="Standard">
      <style:text-properties style:use-window-font-color="true" style:font-name="Verdana" fo:font-size="12pt" fo:language="nl" fo:country="NL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text-properties style:use-window-font-color="true" style:font-name="Verdana" fo:font-size="12pt" fo:language="nl" fo:country="NL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Verdana" fo:font-size="2pt" fo:language="nl" fo:country="NL" style:font-size-asian="1.75pt" style:font-size-complex="2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Verdana" fo:font-size="8pt" fo:language="nl" fo:country="NL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Verdana" fo:font-size="8pt" fo:language="nl" fo:country="NL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break-before="pag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style:page-number="auto"/>
      <style:text-properties style:font-name="Verdana" fo:font-size="10pt" fo:language="nl" fo:country="NL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4.3327in" svg:y="1.372in" svg:width="2.9547in" draw:z-index="1">
        <draw:text-box fo:min-height="2.1902in">
          <text:p text:style-name="P2"><text:span text:style-name="T1"><text:text-input text:description="">$MyCompany.Name</text:text-input></text:span><text:line-break/><text:span text:style-name="T2"><text:text-input text:description="">$MyCompany.Address1.Street</text:text-input></text:span><text:span text:style-name="T2"><text:line-break/></text:span><text:span text:style-name="T2"><text:text-input text:description="">$MyCompany.Address1.PostalCode</text:text-input></text:span><text:span text:style-name="T2"> </text:span><text:span text:style-name="T2"><text:text-input text:description="">$MyCompany.Address1.City</text:text-input></text:span></text:p>
          <text:p text:style-name="P3"><text:text-input text:description="">$MyCompany.Telephone</text:text-input></text:p>
          <text:p text:style-name="P3"><text:text-input text:description="">$MyCompany.Email</text:text-input><text:line-break/><text:text-input text:description="">$MyCompany.Website</text:text-input></text:p>
          <text:p text:style-name="P3">Bank acount: <text:text-input text:description="">$MyCompany.BankAccount</text:text-input><text:line-break/>Business number: <text:text-input text:description="">$MyCompany.BusinessNumber</text:text-input><text:line-break/>VAT number: <text:text-input text:description="">$MyCompany.VatNumber</text:text-input></text:p>
        </draw:text-box>
      </draw:frame>
      <text:p text:style-name="P20"><draw:frame draw:style-name="fr2" draw:name="Frame1" text:anchor-type="paragraph" svg:x="0in" svg:y="0in" svg:width="3.1736in" draw:z-index="0"><draw:text-box fo:min-height="1.3618in"><text:p text:style-name="P4"><text:text-input text:description="">$Report.From</text:text-input> - <text:text-input text:description="">$Report.To</text:text-input><text:line-break/><text:line-break/><text:text-input text:description="">$Client.Name</text:text-input><text:line-break/><text:text-input text:description="">$Client.Address1.Street</text:text-input><text:line-break/><text:text-input text:description="">$Client.Address1.PostalCode</text:text-input> <text:text-input text:description="">$Client.Address1.City</text:text-input><text:line-break/><text:text-input text:description="">$Client.Address1.Country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eport</text:p>
      <text:p text:style-name="P6"/>
      <text:p text:style-name="P6"/>
      <text:p text:style-name="P14">Invoices</text:p>
      <text:p text:style-name="P13"/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 table:number-columns-repeated="2"/>
        <table:table-column table:style-name="Tableau1.F"/>
        <table:table-column table:style-name="Tableau1.G"/>
        <table:table-column table:style-name="Tableau1.A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16">Number</text:p>
            </table:table-cell>
            <table:table-cell table:style-name="Tableau1.B1" office:value-type="string">
              <text:p text:style-name="P16">Client</text:p>
            </table:table-cell>
            <table:table-cell table:style-name="Tableau1.B1" office:value-type="string">
              <text:p text:style-name="P16">Description</text:p>
            </table:table-cell>
            <table:table-cell table:style-name="Tableau1.B1" office:value-type="string">
              <text:p text:style-name="P16">Invoice date</text:p>
            </table:table-cell>
            <table:table-cell table:style-name="Tableau1.B1" office:value-type="string">
              <text:p text:style-name="P16">Due date</text:p>
            </table:table-cell>
            <table:table-cell table:style-name="Tableau1.B1" office:value-type="string">
              <text:p text:style-name="P16">Status</text:p>
            </table:table-cell>
            <table:table-cell table:style-name="Tableau1.B1" office:value-type="string">
              <text:p text:style-name="P17">Amount</text:p>
            </table:table-cell>
            <table:table-cell table:style-name="Tableau1.B1" office:value-type="string">
              <text:p text:style-name="P17">VAT Rate</text:p>
            </table:table-cell>
            <table:table-cell table:style-name="Tableau1.B1" office:value-type="string">
              <text:p text:style-name="P17">VAT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11"><text:text-input text:description="">$Invoice.Number</text:text-input></text:p>
          </table:table-cell>
          <table:table-cell table:style-name="Tableau1.B2" office:value-type="string">
            <text:p text:style-name="P11"><text:text-input text:description="">$Invoice.Client</text:text-input></text:p>
          </table:table-cell>
          <table:table-cell table:style-name="Tableau1.B2" office:value-type="string">
            <text:p text:style-name="P11"><text:text-input text:description="">$Invoice.Description</text:text-input></text:p>
          </table:table-cell>
          <table:table-cell table:style-name="Tableau1.B2" office:value-type="string">
            <text:p text:style-name="P11"><text:text-input text:description="">$Invoice.Date</text:text-input></text:p>
          </table:table-cell>
          <table:table-cell table:style-name="Tableau1.B2" office:value-type="string">
            <text:p text:style-name="P11"><text:text-input text:description="">$Invoice.DueDate</text:text-input></text:p>
          </table:table-cell>
          <table:table-cell table:style-name="Tableau1.B2" office:value-type="string">
            <text:p text:style-name="P11"><text:text-input text:description="">$Invoice.Status</text:text-input></text:p>
          </table:table-cell>
          <table:table-cell table:style-name="Tableau1.B2" office:value-type="string">
            <text:p text:style-name="P12"><text:text-input text:description="">$Invoice.Amount</text:text-input></text:p>
          </table:table-cell>
          <table:table-cell table:style-name="Tableau1.B2" office:value-type="string">
            <text:p text:style-name="P12"><text:text-input text:description="">$Invoice.VatRate</text:text-input></text:p>
          </table:table-cell>
          <table:table-cell table:style-name="Tableau1.B2" office:value-type="string">
            <text:p text:style-name="P12"><text:text-input text:description="">$Invoice.Vat</text:text-input></text:p>
          </table:table-cell>
        </table:table-row>
      </table:table>
      <text:p text:style-name="P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9">Subtotal</text:p>
          </table:table-cell>
          <table:table-cell table:style-name="Tabel2.A1" office:value-type="string">
            <text:p text:style-name="P19"><text:text-input text:description="">$Invoices.TotalExcl</text:text-input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19">VAT <text:text-input text:description="">$InvoicesVatRate.Rate</text:text-input></text:p>
          </table:table-cell>
          <table:table-cell table:style-name="Tabel3.A1" office:value-type="string">
            <text:p text:style-name="P19"><text:text-input text:description="">$InvoicesVatRate.Amount</text:text-input></text:p>
          </table:table-cell>
        </table:table-row>
      </table:table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9">Total</text:p>
          </table:table-cell>
          <table:table-cell table:style-name="Tabel4.A1" office:value-type="string">
            <text:p text:style-name="P19"><text:text-input text:description="">$Invoices.TotalIncl</text:text-input></text:p>
          </table:table-cell>
        </table:table-row>
      </table:table>
      <text:p text:style-name="P5"/>
      <text:p text:style-name="P18"/>
      <text:p text:style-name="P14">Expenses</text:p>
      <text:p text:style-name="P13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column table:style-name="Table1.G"/>
        <table:table-column table:style-name="Table1.A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6">Number</text:p>
            </table:table-cell>
            <table:table-cell table:style-name="Table1.B1" office:value-type="string">
              <text:p text:style-name="P16">Supplier</text:p>
            </table:table-cell>
            <table:table-cell table:style-name="Table1.B1" office:value-type="string">
              <text:p text:style-name="P16">Description</text:p>
            </table:table-cell>
            <table:table-cell table:style-name="Table1.B1" office:value-type="string">
              <text:p text:style-name="P16">Invoice date</text:p>
            </table:table-cell>
            <table:table-cell table:style-name="Table1.B1" office:value-type="string">
              <text:p text:style-name="P16">Due date</text:p>
            </table:table-cell>
            <table:table-cell table:style-name="Table1.B1" office:value-type="string">
              <text:p text:style-name="P16">Status</text:p>
            </table:table-cell>
            <table:table-cell table:style-name="Table1.B1" office:value-type="string">
              <text:p text:style-name="P17">Amount</text:p>
            </table:table-cell>
            <table:table-cell table:style-name="Table1.B1" office:value-type="string">
              <text:p text:style-name="P17">VAT Rate</text:p>
            </table:table-cell>
            <table:table-cell table:style-name="Table1.B1" office:value-type="string">
              <text:p text:style-name="P17">VA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<text:text-input text:description="">$Expense.Number</text:text-input></text:p>
          </table:table-cell>
          <table:table-cell table:style-name="Table1.B2" office:value-type="string">
            <text:p text:style-name="P11"><text:text-input text:description="">$Expense.Supplier</text:text-input></text:p>
          </table:table-cell>
          <table:table-cell table:style-name="Table1.B2" office:value-type="string">
            <text:p text:style-name="P11"><text:text-input text:description="">$Expense.Description</text:text-input></text:p>
          </table:table-cell>
          <table:table-cell table:style-name="Table1.B2" office:value-type="string">
            <text:p text:style-name="P11"><text:text-input text:description="">$Expense.Date</text:text-input></text:p>
          </table:table-cell>
          <table:table-cell table:style-name="Table1.B2" office:value-type="string">
            <text:p text:style-name="P11"><text:text-input text:description="">$Expense.DueDate</text:text-input></text:p>
          </table:table-cell>
          <table:table-cell table:style-name="Table1.B2" office:value-type="string">
            <text:p text:style-name="P11"><text:text-input text:description="">$Expense.Status</text:text-input></text:p>
          </table:table-cell>
          <table:table-cell table:style-name="Table1.B2" office:value-type="string">
            <text:p text:style-name="P12"><text:text-input text:description="">$Expense.Amount</text:text-input></text:p>
          </table:table-cell>
          <table:table-cell table:style-name="Table1.B2" office:value-type="string">
            <text:p text:style-name="P12"><text:text-input text:description="">$Expense.VatRate</text:text-input></text:p>
          </table:table-cell>
          <table:table-cell table:style-name="Table1.B2" office:value-type="string">
            <text:p text:style-name="P12"><text:text-input text:description="">$Expense.Vat</text:text-input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ubtotal</text:p>
          </table:table-cell>
          <table:table-cell table:style-name="Table2.A1" office:value-type="string">
            <text:p text:style-name="P19"><text:text-input text:description="">$Expenses.TotalExcl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VAT <text:text-input text:description="">$ExpensesVatRate.Rate</text:text-input></text:p>
          </table:table-cell>
          <table:table-cell table:style-name="Table3.A1" office:value-type="string">
            <text:p text:style-name="P19"><text:text-input text:description="">$ExpensesVatRate.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Total</text:p>
          </table:table-cell>
          <table:table-cell table:style-name="Table4.A1" office:value-type="string">
            <text:p text:style-name="P19"><text:text-input text:description="">$Expenses.TotalIncl</text:text-input></text:p>
          </table:table-cell>
        </table:table-row>
      </table:table>
      <text:p text:style-name="P10"/>
      <text:p text:style-name="P18"/>
      <text:p text:style-name="P9">Quotes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16">Number</text:p>
            </table:table-cell>
            <table:table-cell table:style-name="Table5.B1" office:value-type="string">
              <text:p text:style-name="P16">Client</text:p>
            </table:table-cell>
            <table:table-cell table:style-name="Table5.B1" office:value-type="string">
              <text:p text:style-name="P16">Description</text:p>
            </table:table-cell>
            <table:table-cell table:style-name="Table5.B1" office:value-type="string">
              <text:p text:style-name="P16">Quote date</text:p>
            </table:table-cell>
            <table:table-cell table:style-name="Table5.B1" office:value-type="string">
              <text:p text:style-name="P16">Valid until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1"><text:text-input text:description="">$Quote.Number</text:text-input></text:p>
          </table:table-cell>
          <table:table-cell table:style-name="Table5.B2" office:value-type="string">
            <text:p text:style-name="P11"><text:text-input text:description="">$Quote.Client</text:text-input></text:p>
          </table:table-cell>
          <table:table-cell table:style-name="Table5.B2" office:value-type="string">
            <text:p text:style-name="P11"><text:text-input text:description="">$Quote.Description</text:text-input></text:p>
          </table:table-cell>
          <table:table-cell table:style-name="Table5.B2" office:value-type="string">
            <text:p text:style-name="P11"><text:text-input text:description="">$Quote.Date</text:text-input></text:p>
          </table:table-cell>
          <table:table-cell table:style-name="Table5.B2" office:value-type="string">
            <text:p text:style-name="P11"><text:text-input text:description="">$Quote.ValidUntilDate</text:text-input></text:p>
          </table:table-cell>
        </table:table-row>
      </table:table>
      <text:p text:style-name="P10"/>
      <text:p text:style-name="P18"/>
      <text:p text:style-name="P9">Hours</text:p>
      <text:p text:style-name="P10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column table:style-name="Tabel5.E"/>
        <table:table-column table:style-name="Tabel5.F"/>
        <table:table-header-rows>
          <table:table-row table:style-name="Tabel5.1">
            <table:table-cell table:style-name="Tabel5.A1" office:value-type="string">
              <text:p text:style-name="P16">Client</text:p>
            </table:table-cell>
            <table:table-cell table:style-name="Tabel5.B1" office:value-type="string">
              <text:p text:style-name="P16">Project</text:p>
            </table:table-cell>
            <table:table-cell table:style-name="Tabel5.B1" office:value-type="string">
              <text:p text:style-name="P16">Rate</text:p>
            </table:table-cell>
            <table:table-cell table:style-name="Tabel5.B1" office:value-type="string">
              <text:p text:style-name="P17">Total</text:p>
            </table:table-cell>
            <table:table-cell table:style-name="Tabel5.B1" office:value-type="string">
              <text:p text:style-name="P17">Total for invoice</text:p>
            </table:table-cell>
            <table:table-cell table:style-name="Tabel5.B1" office:value-type="string">
              <text:p text:style-name="P17">Amount</text:p>
            </table:table-cell>
          </table:table-row>
        </table:table-header-rows>
        <table:table-row table:style-name="Tabel5.1">
          <table:table-cell table:style-name="Tabel5.A2" office:value-type="string">
            <text:p text:style-name="P11"><text:text-input text:description="">$Hour.Client</text:text-input></text:p>
          </table:table-cell>
          <table:table-cell table:style-name="Tabel5.B2" office:value-type="string">
            <text:p text:style-name="P11"><text:text-input text:description="">$Hour.Project</text:text-input></text:p>
          </table:table-cell>
          <table:table-cell table:style-name="Tabel5.B2" office:value-type="string">
            <text:p text:style-name="P11"><text:text-input text:description="">$Hour.Rate</text:text-input></text:p>
          </table:table-cell>
          <table:table-cell table:style-name="Tabel5.B2" office:value-type="string">
            <text:p text:style-name="P12"><text:text-input text:description="">$Hour.Total</text:text-input></text:p>
          </table:table-cell>
          <table:table-cell table:style-name="Tabel5.B2" office:value-type="string">
            <text:p text:style-name="P12"><text:text-input text:description="">$Hour.TotalForInvoice</text:text-input></text:p>
          </table:table-cell>
          <table:table-cell table:style-name="Tabel5.B2" office:value-type="string">
            <text:p text:style-name="P12"><text:text-input text:description="">$Hour.Amount</text:text-input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Total</text:p>
          </table:table-cell>
          <table:table-cell table:style-name="Table8.A1" office:value-type="string">
            <text:p text:style-name="P19"><text:text-input text:description="">$Hours.Total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Total for invoice</text:p>
          </table:table-cell>
          <table:table-cell table:style-name="Table9.A1" office:value-type="string">
            <text:p text:style-name="P19"><text:text-input text:description="">$Hours.TotalForInvoice</text:text-input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9">Amount</text:p>
          </table:table-cell>
          <table:table-cell table:style-name="Table10.A1" office:value-type="string">
            <text:p text:style-name="P19"><text:text-input text:description="">$Hours.Amount</text:text-input></text:p>
          </table:table-cell>
        </table:table-row>
      </table:table>
      <text:p text:style-name="P10"/>
      <text:p text:style-name="P18"/>
      <text:p text:style-name="P9">Mileage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 table:style-name="Table6.1">
            <table:table-cell table:style-name="Table6.A1" office:value-type="string">
              <text:p text:style-name="P16">Client</text:p>
            </table:table-cell>
            <table:table-cell table:style-name="Table6.B1" office:value-type="string">
              <text:p text:style-name="P16">Project</text:p>
            </table:table-cell>
            <table:table-cell table:style-name="Table6.B1" office:value-type="string">
              <text:p text:style-name="P16">Rate</text:p>
            </table:table-cell>
            <table:table-cell table:style-name="Table6.B1" office:value-type="string">
              <text:p text:style-name="P17">Total</text:p>
            </table:table-cell>
            <table:table-cell table:style-name="Table6.B1" office:value-type="string">
              <text:p text:style-name="P17">Total for invoice</text:p>
            </table:table-cell>
            <table:table-cell table:style-name="Table6.B1" office:value-type="string">
              <text:p text:style-name="P17">Amount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1"><text:text-input text:description="">$Mileage.Client</text:text-input></text:p>
          </table:table-cell>
          <table:table-cell table:style-name="Table6.B2" office:value-type="string">
            <text:p text:style-name="P11"><text:text-input text:description="">$Mileage.Project</text:text-input></text:p>
          </table:table-cell>
          <table:table-cell table:style-name="Table6.B2" office:value-type="string">
            <text:p text:style-name="P11"><text:text-input text:description="">$Mileage.Rate</text:text-input></text:p>
          </table:table-cell>
          <table:table-cell table:style-name="Table6.B2" office:value-type="string">
            <text:p text:style-name="P12"><text:text-input text:description="">$Mileage.Total</text:text-input></text:p>
          </table:table-cell>
          <table:table-cell table:style-name="Table6.B2" office:value-type="string">
            <text:p text:style-name="P12"><text:text-input text:description="">$Mileage.TotalForInvoice</text:text-input></text:p>
          </table:table-cell>
          <table:table-cell table:style-name="Table6.B2" office:value-type="string">
            <text:p text:style-name="P12"><text:text-input text:description="">$Mileage.Amount</text:text-input>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Total</text:p>
          </table:table-cell>
          <table:table-cell table:style-name="Table11.A1" office:value-type="string">
            <text:p text:style-name="P19"><text:text-input text:description="">$Mileages.Total</text:text-input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Total for invoice</text:p>
          </table:table-cell>
          <table:table-cell table:style-name="Table12.A1" office:value-type="string">
            <text:p text:style-name="P19"><text:text-input text:description="">$Mileages.TotalForInvoice</text:text-input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>Amount</text:p>
          </table:table-cell>
          <table:table-cell table:style-name="Table13.A1" office:value-type="string">
            <text:p text:style-name="P19"><text:text-input text:description="">$Mileages.Amount</text:text-input></text:p>
          </table:table-cell>
        </table:table-row>
      </table:table>
      <text:p text:style-name="P9"/>
      <text:p text:style-name="P18"/>
      <text:p text:style-name="P9">Calls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6">Company</text:p>
            </table:table-cell>
            <table:table-cell table:style-name="Table7.B1" office:value-type="string">
              <text:p text:style-name="P16">Rate</text:p>
            </table:table-cell>
            <table:table-cell table:style-name="Table7.B1" office:value-type="string">
              <text:p text:style-name="P17">Total</text:p>
            </table:table-cell>
            <table:table-cell table:style-name="Table7.B1" office:value-type="string">
              <text:p text:style-name="P17">Total for invoice</text:p>
            </table:table-cell>
            <table:table-cell table:style-name="Table7.B1" office:value-type="string">
              <text:p text:style-name="P17">Amount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1"><text:text-input text:description="">$Call.Company</text:text-input></text:p>
          </table:table-cell>
          <table:table-cell table:style-name="Table7.B2" office:value-type="string">
            <text:p text:style-name="P11"><text:text-input text:description="">$Call.Rate</text:text-input></text:p>
          </table:table-cell>
          <table:table-cell table:style-name="Table7.B2" office:value-type="string">
            <text:p text:style-name="P12"><text:text-input text:description="">$Call.Total</text:text-input></text:p>
          </table:table-cell>
          <table:table-cell table:style-name="Table7.B2" office:value-type="string">
            <text:p text:style-name="P12"><text:text-input text:description="">$Call.TotalForInvoice</text:text-input></text:p>
          </table:table-cell>
          <table:table-cell table:style-name="Table7.B2" office:value-type="string">
            <text:p text:style-name="P12"><text:text-input text:description="">$Call.Amount</text:text-input></text:p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9">Total</text:p>
          </table:table-cell>
          <table:table-cell table:style-name="Table14.A1" office:value-type="string">
            <text:p text:style-name="P19"><text:text-input text:description="">$Calls.Total</text:text-input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">Total for invoice</text:p>
          </table:table-cell>
          <table:table-cell table:style-name="Table15.A1" office:value-type="string">
            <text:p text:style-name="P19"><text:text-input text:description="">$Calls.TotalForInvoice</text:text-input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9">Amount</text:p>
          </table:table-cell>
          <table:table-cell table:style-name="Table16.A1" office:value-type="string">
            <text:p text:style-name="P19"><text:text-input text:description="">$Calls.Amount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4</text:page-number> of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meta:editing-cycles>108</meta:editing-cycles>
    <meta:creation-date>2011-04-29T09:54:00</meta:creation-date>
    <dc:date>2023-02-28T13:56:20.55</dc:date>
    <meta:editing-duration>PT3H46M18S</meta:editing-duration>
    <meta:generator>OpenOffice/4.1.11$Win32 OpenOffice.org_project/4111m1$Build-9808</meta:generator>
    <dc:creator>Remco Poelstra</dc:creator>
    <dc:description>Glasspath.org</dc:description>
    <meta:document-statistic meta:table-count="21" meta:image-count="0" meta:object-count="0" meta:page-count="6" meta:paragraph-count="123" meta:word-count="315" meta:character-count="1940"/>
    <meta:user-defined meta:name="AppVersion">12.0000</meta:user-defined>
    <meta:user-defined meta:name="Checked by" meta:value-type="boolean">false</meta:user-defined>
    <meta:user-defined meta:name="Company">Glasspath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